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Text_20_body">
      <style:text-properties style:font-name="DejaVu Sans Light"/>
    </style:style>
    <style:style style:name="P3" style:family="paragraph" style:parent-style-name="Text_20_body">
      <style:text-properties officeooo:rsid="00059801" officeooo:paragraph-rsid="00059801"/>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5" style:family="paragraph" style:parent-style-name="Heading_20_2">
      <style:text-properties style:font-name="DejaVu Sans Light"/>
    </style:style>
    <style:style style:name="T1" style:family="text">
      <style:text-properties officeooo:rsid="0004b549"/>
    </style:style>
    <style:style style:name="T2" style:family="text">
      <style:text-properties style:font-name="DejaVu Sans Light"/>
    </style:style>
    <style:style style:name="T3" style:family="text">
      <style:text-properties style:font-name="DejaVu Sans Light" officeooo:rsid="0004fa1a"/>
    </style:style>
    <style:style style:name="T4" style:family="text">
      <style:text-properties officeooo:rsid="00241fbe"/>
    </style:style>
    <style:style style:name="T5" style:family="text">
      <style:text-properties officeooo:rsid="00251360"/>
    </style:style>
    <style:style style:name="T6" style:family="text">
      <style:text-properties officeooo:rsid="00270a94"/>
    </style:style>
    <style:style style:name="T7" style:family="text">
      <style:text-properties officeooo:rsid="0028fea0"/>
    </style:style>
    <style:style style:name="T8" style:family="text">
      <style:text-properties officeooo:rsid="002ff0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Úvod</text:h>
      <text:p text:style-name="P4">Nad problematikou (momentálního) masivního přemnožení hraboše polního dochází ke střetu dvou dosti výrazných skupin: praktického zemědělského hospodářství a akademických expertů oboru ekologie a zemědělství. 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p>
      <text:p text:style-name="P4">Charakteristické jsou čtyři fáze: pesimum, kdy populace přežívá pouze v refugiích, progradace, kdy hraboš osidluje pole, gradace, kdy dochází k nedostatku potravy a retrogradace, kdy se populace rozpadá.</text:p>
      <text:p text:style-name="P2"/>
      <text:h text:style-name="P5" text:outline-level="2">Populační dynamika v rámci ročního cyklu (oscilace)</text:h>
      <text:p text:style-name="P4">Z nízkých jarních čísel se rozmnožováním populace postupně dostane na podzimní maximum. S růstem hustoty populace se zkracuje délka rozmnožovacího období. Zima drtivou většinu hrabošů zahubí a na jaře se může stát, že hustota populace je klidně jen 2 jedinci/ha.</text:p>
      <text:p text:style-name="P4">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vyšších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text:soft-page-break/>extrémním případě se pak rozmnožuje už od února a tím se populační exploze prohloubí.</text:p>
      <text:p text:style-name="P2"/>
      <text:h text:style-name="P5" text:outline-level="2">Hraboš a rozmnožování</text:h>
      <text:p text:style-name="P4">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3000 jedinců. Samec nabývá hmotnosti až 50g, samice bývá o něco menší.</text:p>
      <text:p text:style-name="P4">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text:p>
      <text:p text:style-name="P4">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text:p>
      <text:p text:style-name="P2"/>
      <text:h text:style-name="P5" text:outline-level="2">Potrava a přezimování</text:h>
      <text:p text:style-name="P4">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text:p>
      <text:p text:style-name="P2"/>
      <text:h text:style-name="P5" text:outline-level="2"><text:soft-page-break/>Kolonie a denní cyklus</text:h>
      <text:p text:style-name="P4">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text:p>
      <text:p text:style-name="P4">Pokud jde o kolonie, citace z mailu: "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Při vrcholové hustotě populace hranice mezi koloniemi mizí. Kolonie se může za měsíc až zpětinásobit!</text:p>
      <text:p text:style-name="P4">Pokud jde o vnitřek nory, citace z -emailu: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4">Početnost populace se stanovuje podle počtu aktivně využívaných nor (kde jsou před vchodem výkaly a zbytky jídla). Stanovuje se podle následujících hodnot:</text:p>
      <text:p text:style-name="P4">Období Nízký výskyt Střední výskyt Vysoký výskyt Průměrné používaných nor/1 hraboše</text:p>
      <text:p text:style-name="P4">Jaro 5-10 15-40 45+ 1 nora/jedinec</text:p>
      <text:p text:style-name="P4">Léto 5-40 45-200 205+ ?</text:p>
      <text:p text:style-name="P4"><text:soft-page-break/>Podzim 5-100 105-400 405+ 10nor/jedinec</text:p>
      <text:p text:style-name="P2"/>
      <text:h text:style-name="P5" text:outline-level="2">Škodlivost a střet dvou skupin</text:h>
      <text:p text:style-name="P4">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ímto se argumentuje pro plošné umisťování jedu; otázkou je, jestli v tomto konkrétním případě není tato argumentace vedena s úmyslem minimalizovat finanční škody na úrodě.</text:p>
      <text:p text:style-name="P4">Střet spočívá v tom, že akademičtí experti dobře vědí (dokazují to přiložená data a taky fakt, že se v hraboších netopíme po kolena), že přírodní ekosystém je vyvážený. Cyklus 3-5 let přemnožení hraboše je spojen s nárůstem populace jeho přirozených dravců (poštolky, káňata, čápi se hrabošem posilují před cestou do Afriky a např. sovy a sýčci, kde u mláďat sýčků byl spočítán meziroční nárůst 30% v roce 2019): v tomto případě záleží, jestli je zkoumaný terén dravci osídlitelný (jestli obsahuje stromy, remízky..), jestli dochází k cílenému osidlování dravci za pomoci zemědělců (montáže berliček pro dravce..), a jestli se mají pozemní dravci kde zabydlet (lasice..).</text:p>
      <text:p text:style-name="P4">Z uvedeného vyplývá následující: příroda si s přemnožením hraboše dlouhodobě poradí. V zemědělských oblastech, kde dochází k dlouhodobému zemědělskému hospodaření, je narušena přírodní rovnováha, která je schopná včas regulovat výkyvy extrémní populační exploze hraboše. Při výskytu příznivých faktorů k rozmnožování hraboše je situace nejvíce zřetelná a populační cyklus se prodlužuje. Problémem je, že pro zemědělce je až 80% zničené úrody devastující a logicky je třeba sáhnout k nápravným prostředkům, které situaci vyřeší dřív než za 3-5 let. O dlouhodobých řešeních úprav krajiny a následné instalaci dravců zemědělci slyšet nechtějí, protože příroda nezaplatí letošní úvěry z ČSOB.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Aktuální střet obou skupin spočívá v tom, jak a kdy aplikovat rodenticidy.</text:p>
      <text:p text:style-name="P2"/>
      <text:h text:style-name="P5" text:outline-level="2">Prostředky redukce populace</text:h>
      <text:p text:style-name="P4">Pozn.: účelem těchto opatření by nemělo být vyhubení hraboše, ale udržení jeho populace pod prahem ekonomické škodlivosti pro zemědělce! <text:span text:style-name="T1">Např. Jedy jsou efektivní lokálně na poli, ale pokud je hned vedle neošetřené pole jetelovin, nemá jejich použití velký smysl. </text:span></text:p>
      <text:p text:style-name="P4"><text:soft-page-break/>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Velmi efektivní je aplikace hluboké orby: spolehlivě ničí nory a hraboše zabíjí (jak nemocné/slabé jedince v norách, tak jedince na povrchu). Hluboká orba spolehlivě likviduje nory umístěné v hloubce 10-50cm, zásoby, a o zbytek se postarají dravci (hraboši přišli o úkryt, najednou jsou vidět). Možností regulace je také ostraňování vegetace v refugiích, ovšem pouze tam, kde jsme si jistí, že se hraboš ve větším měřítku vyskytuje (pokud se totiž jedná např. o remízky v polích, může místo hraboše přijít o obydlí dravec). Hluboká orba by se měla provádět po sklizni obilnin/řepky. Pozor, podmítka (mělká orba) nezasáhne hraboší zásobárny!</text:p>
      <text:p text:style-name="P2"/>
      <text:p text:style-name="P4">Nechme stranou metody regulace jako výbuchy a vysoké teploty, <text:span text:style-name="T5">hadníky (nasazení predátorů – hadů), ultrazvukové zapuzování,</text:span> fungují pouze v případě že se populace hraboše dá lokalizovat; navíc jsou <text:span text:style-name="T6">tyto metody </text:span>poměrně pracné.</text:p>
      <text:p text:style-name="P2"/>
      <text:p text:style-name="P4">Jablkem sváru je rodenticid Stutox II. Jedná se o 5% fosfid zinečnatý, který se rozkládá v žaludku a způsobuje otravu fosforovodíkem. Stutox se v přírodě vlivem vlhkosti rozkládá po uplynutí 2-3 dnů, pak není pro prostředí nijak toxický (rozkladem v této době se snižuje riziko nechtěné otravy jiných organismů). V granulích je obsažena sušená vojtěška, která přitahuje býložravce. Pro hraboše je smrtelná už 1 granule stutoxu, kdežto např. pro zajíce je to 30-40 granulí. 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4">Bohužel také zůstává po nějakou dobu v žaludku mrtvého hraboše, takže riziko sekundární otravy se týká I ptáků.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Navíc opakovaná aplikace poměrně drahého jedu nemá vysoký účinek, protože hraboš se mu vyhýbá. </text:p>
      <text:p text:style-name="P4"><text:soft-page-break/>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po vlastních", tady jsou odhady nejpřesnější a aplikace jedu do nor je relativně nenáročná.</text:p>
      <text:p text:style-name="P2"/>
      <text:h text:style-name="P5" text:outline-level="2">Účel simulace a výstup</text:h>
      <text:p text:style-name="P4">Aby bylo co jíst, je potřeba bez průtahů ze strany státu povolovat plošně lokalizovanou aplikaci Stutoxu, která by splňovala kritéria pro bezpečné rozmisťování jedu a zároveň respektovala akademické připomínky (např. ve kterých obdobích ji neprovádět), a zároveň postupně aplikovat dlouhodobá opatření úpravy krajiny, aby se tyto radikální výkyvy populační exploze hrabošů přinejmenším utlumily i v případě extrémně přiznivých podmínek pro něj. Je potřeba také nezanechávat na poli nezaorané zbytky po sklizni. Pouze za takových okolností se situace v rámci dalších cyklů postupně ustálí. Simulace probíhá v období fluktuace (roky 1-5) na poli s ozimou pšenicí o rozloze 1ha, kam se hraboš po pomnožení ve víceletých jetelovinách přesunuje v dubnu a kde se nachází <text:span text:style-name="T7">část</text:span> zimu přeživších jedinců. Podle tabulek je výnos hektarového pole (ve standartním režimu) 6t zrna a 4.4t slámy, budeme se soustředit na zrno. Simulace ukazuje, v jaké situaci se bude nacházet populace hraboše v případě lokalizované aplikace stutoxu, dále nevhodné hromádkové aplikace stutoxu, s možným využitím hluboké orby, a s instalací dravců do krajiny. <text:span text:style-name="T8">Součástí je výpočet nákladů na jed a výpočet uhynulých dravců zaviněný nesprávnou aplikací jedu..</text:span></text:p>
      <text:p text:style-name="P2"/>
      <text:h text:style-name="P5" text:outline-level="2">Popis simulace a výsledky</text:h>
      <text:p text:style-name="Text_20_body"><text:span text:style-name="T2"/></text:p>
      <text:h text:style-name="Heading_20_2" text:outline-level="2"><text:span text:style-name="T2">Zdroje</text:span></text:h>
      <text:p text:style-name="P3"><text:span text:style-name="T3">V</text:span><text:span text:style-name="T2">ztahy mezi populacemi vybraných druhů ptačích predátorů a drobnými savci, Diplomová práce, MENDELU. Bc. Tomáš Pysk, 2007</text:span></text:p>
      <text:p text:style-name="P3"><text:a xlink:type="simple" xlink:href="http://www.enviweb.cz/114413" text:style-name="Internet_20_link" text:visited-style-name="Visited_20_Internet_20_Link"><text:span text:style-name="T2">http://www.enviweb.cz/114413</text:span></text:a></text:p>
      <text:p text:style-name="P3"><text:a xlink:type="simple" xlink:href="http://www.rostlinolekari.cz/sites/default/files/2017-11/Suchomel%20Hrabos%2Bpolni.pdf" text:style-name="Internet_20_link" text:visited-style-name="Visited_20_Internet_20_Link"><text:span text:style-name="T2">http://www.rostlinolekari.cz/sites/default/files/2017-11/Suchomel%20Hrabos%2Bpolni.pdf</text:span></text:a></text:p>
      <text:p text:style-name="P3"><text:a xlink:type="simple" xlink:href="https://cs.wikipedia.org/wiki/Hraboš_polní" text:style-name="Internet_20_link" text:visited-style-name="Visited_20_Internet_20_Link"><text:span text:style-name="T2">https://cs.wikipedia.org/wiki/Hrabo%C5%A1_poln%C3%AD</text:span></text:a></text:p>
      <text:p text:style-name="P3"><text:soft-page-break/><text:a xlink:type="simple" xlink:href="https://ekolist.cz/cz/zpravodajstvi/zpravy/bylozravcum-chutna-jed-na-hrabose-diky-pridane-susene-vojtesce" text:style-name="Internet_20_link" text:visited-style-name="Visited_20_Internet_20_Link"><text:span text:style-name="T2">https://ekolist.cz/cz/zpravodajstvi/zpravy/bylozravcum-chutna-jed-na-hrabose-diky-pridane-susene-vojtesce</text:span></text:a></text:p>
      <text:p text:style-name="P3"><text:a xlink:type="simple" xlink:href="http://www.akcr.cz/data_ak/19/a/AGRObase1910.pdf" text:style-name="Internet_20_link" text:visited-style-name="Visited_20_Internet_20_Link"><text:span text:style-name="T2">http://www.akcr.cz/data_ak/19/a/AGRObase1910.pdf</text:span></text:a></text:p>
      <text:p text:style-name="P3"><text:a xlink:type="simple" xlink:href="http://mendelu.cz/31650n-vyjadreni-k-problematice-hubeni-hrabose-polniho" text:style-name="Internet_20_link" text:visited-style-name="Visited_20_Internet_20_Link"><text:span text:style-name="T2">http://mendelu.cz/31650n-vyjadreni-k-problematice-hubeni-hrabose-polniho</text:span></text:a></text:p>
      <text:p text:style-name="P3"><text:a xlink:type="simple" xlink:href="https://ekolist.cz/cz/publicistika/priroda/premnozeni-hrabose-neni-neobvykle.neobvykle-jsou-zpusobene-skody-uvadeji-vedci" text:style-name="Internet_20_link" text:visited-style-name="Visited_20_Internet_20_Link"><text:span text:style-name="T2">https://ekolist.cz/cz/publicistika/priroda/premnozeni-hrabose-neni-neobvykle.neobvykle-jsou-zpusobene-skody-uvadeji-vedci</text:span></text:a></text:p>
      <text:p text:style-name="P3"><text:a xlink:type="simple" xlink:href="https://www.obnovitelne.cz/cz/clanek/916/hrabos-se-neda-porazit-muzeme-jen-udrzet-jeho-populaci-v-unosnych-mezich/" text:style-name="Internet_20_link" text:visited-style-name="Visited_20_Internet_20_Link"><text:span text:style-name="T2">https://www.obnovitelne.cz/cz/clanek/916/hrabos-se-neda-porazit-muzeme-jen-udrzet-jeho-populaci-v-unosnych-mezich/</text:span></text:a></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mapy|mapy:so|so:vse</text:span></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uvod|rok:2017</text:span></text:p>
      <text:p text:style-name="P3"><text:a xlink:type="simple" xlink:href="http://eagri.cz/public/web/file/60020/Hrabos_polni.pdf" text:style-name="Internet_20_link" text:visited-style-name="Visited_20_Internet_20_Link"><text:span text:style-name="T2">http://eagri.cz/public/web/file/60020/Hrabos_polni.pdf</text:span></text:a></text:p>
      <text:p text:style-name="P3"><text:a xlink:type="simple" xlink:href="http://eagri.cz/public/web/ukzuz/portal/aktualni-informace-k-vyskytu-hrabose.html" text:style-name="Internet_20_link" text:visited-style-name="Visited_20_Internet_20_Link"><text:span text:style-name="T2">http://eagri.cz/public/web/ukzuz/portal/aktualni-informace-k-vyskytu-hrabose.html</text:span></text:a></text:p>
      <text:p text:style-name="P3"><text:a xlink:type="simple" xlink:href="http://eagri.cz/public/web/ukzuz/tiskovy-servis/aktuality/ukzuz-povolil-vyjimecne-pouziti.html" text:style-name="Internet_20_link" text:visited-style-name="Visited_20_Internet_20_Link"><text:span text:style-name="T2">http://eagri.cz/public/web/ukzuz/tiskovy-servis/aktuality/ukzuz-povolil-vyjimecne-pouziti.html</text:span></text:a></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obo-brno</text:span></text:p>
      <text:p text:style-name="P3"><text:a xlink:type="simple" xlink:href="https://www.agromanual.cz/cz/clanky/ochrana-rostlin-a-pestovani/skudci/jak-predchazet-riziku-skod-hrabose-polniho-v-polnich-plodinach" text:style-name="Internet_20_link" text:visited-style-name="Visited_20_Internet_20_Link"><text:span text:style-name="T2">https://www.agromanual.cz/cz/clanky/ochrana-rostlin-a-pestovani/skudci/jak-predchazet-riziku-skod-hrabose-polniho-v-polnich-plodinach</text:span></text:a></text:p>
      <text:p text:style-name="P3"><text:a xlink:type="simple" xlink:href="http://www.rostlinolekari.cz/sites/default/files/2017-11/Tkadlec_Hustopeče.pdf" text:style-name="Internet_20_link" text:visited-style-name="Visited_20_Internet_20_Link"><text:span text:style-name="T2">http://www.rostlinolekari.cz/sites/default/files/2017-11/Tkadlec_Hustope%C4%8De.pdf</text:span></text:a></text:p>
      <text:p text:style-name="P3"><text:a xlink:type="simple" xlink:href="http://www.lesprace.cz/casopis-lesnicka-prace-archiv/rocnik-89-2010/lesnicka-prace-c-1-10/populacni-dynamika-hlodavcu" text:style-name="Internet_20_link" text:visited-style-name="Visited_20_Internet_20_Link"><text:span text:style-name="T2">http://www.lesprace.cz/casopis-lesnicka-prace-archiv/rocnik-89-2010/lesnicka-prace-c-1-10/populacni-dynamika-hlodavcu</text:span></text:a></text:p>
      <text:p text:style-name="P3"><text:a xlink:type="simple" xlink:href="https://www.ivb.cz/aktuality/tz-cykly-hrabose-polniho/" text:style-name="Internet_20_link" text:visited-style-name="Visited_20_Internet_20_Link"><text:span text:style-name="T2">https://www.ivb.cz/aktuality/tz-cykly-hrabose-polniho/</text:span></text:a></text:p>
      <text:p text:style-name="P3"><text:a xlink:type="simple" xlink:href="http://uzrhv.af.mendelu.cz/wcd/w-af-uzrhv/zoo/zoo_vyukove_materialy/ekologie/ekol_cv04.pdf" text:style-name="Internet_20_link" text:visited-style-name="Visited_20_Internet_20_Link"><text:span text:style-name="T2">http://uzrhv.af.mendelu.cz/wcd/w-af-uzrhv/zoo/zoo_vyukove_materialy/ekologie/ekol_cv04.pdf</text:span></text:a></text:p>
      <text:p text:style-name="P3"><text:a xlink:type="simple" xlink:href="http://www.agris.cz/clanek/135501" text:style-name="Internet_20_link" text:visited-style-name="Visited_20_Internet_20_Link"><text:span text:style-name="T2">http://www.agris.cz/clanek/135501</text:span></text:a></text:p>
      <text:p text:style-name="P3"><text:a xlink:type="simple" xlink:href="https://is.muni.cz/th/fuy8q/Bakalarska_prace.pdf" text:style-name="Internet_20_link" text:visited-style-name="Visited_20_Internet_20_Link"><text:span text:style-name="T2">https://is.muni.cz/th/fuy8q/Bakalarska_prace.pdf</text:span></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1-27T14:31:30.491618370</dc:date>
    <meta:editing-duration>PT35M47S</meta:editing-duration>
    <meta:editing-cycles>32</meta:editing-cycles>
    <meta:generator>LibreOffice/6.2.8.2$Linux_X86_64 LibreOffice_project/20$Build-2</meta:generator>
    <meta:document-statistic meta:table-count="0" meta:image-count="0" meta:object-count="0" meta:page-count="7" meta:paragraph-count="57" meta:word-count="2323" meta:character-count="16915" meta:non-whitespace-character-count="14646"/>
  </office:meta>
</office:document-meta>
</file>